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d53d" officeooo:paragraph-rsid="0013d53d"/>
    </style:style>
    <style:style style:name="P2" style:family="paragraph" style:parent-style-name="Standard">
      <style:text-properties officeooo:rsid="0015680d" officeooo:paragraph-rsid="0015680d"/>
    </style:style>
    <style:style style:name="T1" style:family="text">
      <style:text-properties officeooo:rsid="001568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lient -&gt; server :</text:p>
      <text:p text:style-name="P1">orders – move, attack, build, train, kill, stop</text:p>
      <text:p text:style-name="P2">camera position, rotation</text:p>
      <text:p text:style-name="P1"/>
      <text:p text:style-name="P2">server -&gt; client :</text:p>
      <text:p text:style-name="P2">position, rotation of objects inside player's camera frustrum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1S</meta:editing-duration>
    <meta:editing-cycles>4</meta:editing-cycles>
    <meta:generator>LibreOffice/5.1.4.2$Windows_x86 LibreOffice_project/f99d75f39f1c57ebdd7ffc5f42867c12031db97a</meta:generator>
    <dc:date>2016-10-09T16:07:28.819000000</dc:date>
    <meta:document-statistic meta:table-count="0" meta:image-count="0" meta:object-count="0" meta:page-count="1" meta:paragraph-count="5" meta:word-count="26" meta:character-count="169" meta:non-whitespace-character-count="147"/>
    <meta:user-defined meta:name="Info 1"/>
    <meta:user-defined meta:name="Info 2"/>
    <meta:user-defined meta:name="Info 3"/>
    <meta:user-defined meta:name="Info 4"/>
  </office:meta>
</office:document-meta>
</file>